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49">
            <text:p>T-2049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2">
            <text:p>T-2772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730.0">
            <text:p>3730.0</text:p>
          </table:table-cell>
          <table:table-cell office:value-type="float" office:value="90.0">
            <text:p>9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1">
            <text:p>T-2771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640.0">
            <text:p>3640.0</text:p>
          </table:table-cell>
          <table:table-cell office:value-type="float" office:value="120.0">
            <text:p>12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48">
            <text:p>T-2048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100.0">
            <text:p>310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5">
            <text:p>T-2485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4120.0">
            <text:p>4120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Hel-750">
            <text:p>Hel-750</text:p>
          </table:table-cell>
          <table:table-cell office:value-type="float" office:value="70.785927">
            <text:p>70.785927</text:p>
          </table:table-cell>
          <table:table-cell office:value-type="float" office:value="28.669351">
            <text:p>28.669351</text:p>
          </table:table-cell>
          <table:table-cell office:value-type="float" office:value="2850.0">
            <text:p>2850.0</text:p>
          </table:table-cell>
          <table:table-cell office:value-type="float" office:value="120.0">
            <text:p>120.0</text:p>
          </table:table-cell>
          <table:table-cell office:value-type="string" office:value="modiolus modiolus">
            <text:p>modiolus modiol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77">
            <text:p>5.77</text:p>
          </table:table-cell>
          <table:table-cell office:value-type="float" office:value="4.36">
            <text:p>4.36</text:p>
          </table:table-cell>
          <table:table-cell office:value-type="float" office:value="4.364767785580219">
            <text:p>4.364767785580219</text:p>
          </table:table-cell>
          <table:table-cell office:value-type="string" office:value="DonnerEtal1977,CreelEtal2022">
            <text:p>DonnerEtal197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6">
            <text:p>T-2486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90.0">
            <text:p>3490.0</text:p>
          </table:table-cell>
          <table:table-cell office:value-type="float" office:value="130.0">
            <text:p>13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8">
            <text:p>T-2348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90.0">
            <text:p>349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773">
            <text:p>T-2773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410.0">
            <text:p>3410.0</text:p>
          </table:table-cell>
          <table:table-cell office:value-type="float" office:value="80.0">
            <text:p>8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4">
            <text:p>7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9">
            <text:p>T-2349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560.0">
            <text:p>356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881">
            <text:p>T-2881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4240.0">
            <text:p>424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50">
            <text:p>T-2350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800.0">
            <text:p>280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54">
            <text:p>7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050">
            <text:p>T-2050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2490.0">
            <text:p>2490.0</text:p>
          </table:table-cell>
          <table:table-cell office:value-type="float" office:value="100.0">
            <text:p>10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347">
            <text:p>T-2347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910.0">
            <text:p>391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1.0">
            <text:p>1.0</text:p>
          </table:table-cell>
          <table:table-cell office:value-type="float" office:value="9.54">
            <text:p>9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  <table:table-row>
          <table:table-cell office:value-type="string" office:value="Tanafjorden">
            <text:p>Tanafjorden</text:p>
          </table:table-cell>
          <table:table-cell office:value-type="string" office:value="radiocarbon">
            <text:p>radiocarbon</text:p>
          </table:table-cell>
          <table:table-cell office:value-type="string" office:value="T-2487">
            <text:p>T-2487</text:p>
          </table:table-cell>
          <table:table-cell office:value-type="float" office:value="70.8084314746077">
            <text:p>70.8084314746077</text:p>
          </table:table-cell>
          <table:table-cell office:value-type="float" office:value="28.1069923591787">
            <text:p>28.1069923591787</text:p>
          </table:table-cell>
          <table:table-cell office:value-type="float" office:value="3590.0">
            <text:p>3590.0</text:p>
          </table:table-cell>
          <table:table-cell office:value-type="float" office:value="70.0">
            <text:p>70.0</text:p>
          </table:table-cell>
          <table:table-cell office:value-type="string" office:value="birch and charcoal">
            <text:p>birch and charco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54">
            <text:p>8.54</text:p>
          </table:table-cell>
          <table:table-cell office:value-type="float" office:value="1.13">
            <text:p>1.13</text:p>
          </table:table-cell>
          <table:table-cell office:value-type="float" office:value="1.1339568248943004">
            <text:p>1.1339568248943004</text:p>
          </table:table-cell>
          <table:table-cell office:value-type="string" office:value="Engelstad1986,Moller1987,CreelEtal2022">
            <text:p>Engelstad1986,Moller1987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